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kerMessageHandlerTests.checkDestinationWithoutConfigured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rokerMessageHandlerTests.check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rokerMessageHandlerTests.publishBrokerUnavailabl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okerMessageHandlerTests.handleMessageWhenBrokerNot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rokerMessageHandler.publish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MessageHandlerTests.startShouldUpdate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kerMessageHandlerTests.publishBrokerAvailabl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okerMessageHandlerTests.stopShouldUpdate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okerMessageHandlerTests.publishBrokerUnavailableEventWhenAlreadyU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okerMessageHandlerTests.startAndStopShouldNotPublishBrokerAvailability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rokerMessageHandler.publishEvent( Objec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kerMessageHandlerTests.publishBrokerAvailableEventWhenAlready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rokerMessageHandler.TestBrokerMessageHandler( String ... destination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rokerMessageHandler.handleMessageInternal(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